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<text:a xlink:href="python://for%20each=%22o%20in%20objects%22" xlink:type="simple">python://for each="o in objects"</text:a></text:p>
          </table:table-cell>
          <table:table-cell/>
        </table:table-row>
        <table:table-row table:style-name="ro1">
          <table:table-cell office:value-type="string" calcext:value-type="string">
            <text:p><text:a xlink:href="python://o.name" xlink:type="simple">python://o.name</text:a></text:p>
          </table:table-cell>
          <table:table-cell office:value-type="string" calcext:value-type="string">
            <text:p><text:a xlink:href="python://o.email" xlink:type="simple">python://o.email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python:///for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4:06:37.149161353</meta:creation-date>
    <dc:date>2022-02-08T14:17:46.504827761</dc:date>
    <meta:editing-duration>PT59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